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300000272E7ED729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headline">
      <style:graphic-properties draw:textarea-horizontal-align="justify" draw:textarea-vertical-align="top" draw:auto-grow-height="true" fo:min-height="1.027cm" fo:wrap-option="wrap"/>
    </style:style>
    <style:style style:name="gr2" style:family="graphic" style:parent-style-name="standard">
      <style:graphic-properties draw:stroke="none" draw:fill="none" draw:fill-color="#ffffff" draw:textarea-horizontal-align="justify" draw:textarea-vertical-align="top" draw:auto-grow-height="true" fo:min-height="2.207cm" fo:padding-top="0.125cm" fo:padding-bottom="0.125cm" fo:padding-left="0.25cm" fo:padding-right="0.25cm" fo:wrap-option="wrap" draw:shadow="hidden"/>
    </style:style>
    <style:style style:name="gr3" style:family="graphic" style:parent-style-name="standard">
      <style:graphic-properties draw:textarea-horizontal-align="justify" draw:textarea-vertical-align="top"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style:protect="size"/>
    </style:style>
    <style:style style:name="pr1" style:family="presentation" style:parent-style-name="vorlage-notes">
      <style:graphic-properties draw:stroke="none" draw:fill="none" draw:fill-color="#ffffff" draw:auto-grow-height="true" fo:min-height="11.41cm" draw:shadow="hidden"/>
    </style:style>
    <style:style style:name="pr2" style:family="presentation" style:parent-style-name="vorlage-title">
      <style:graphic-properties draw:auto-grow-height="true" fo:min-height="2.7cm"/>
    </style:style>
    <style:style style:name="pr3" style:family="presentation" style:parent-style-name="vorlage-outline1">
      <style:graphic-properties draw:auto-grow-height="true" fo:min-height="15.5cm"/>
    </style:style>
    <style:style style:name="pr4" style:family="presentation" style:parent-style-name="vorlage-notes">
      <style:graphic-properties draw:fill-color="#ffffff" fo:min-height="13.364cm"/>
    </style:style>
    <style:style style:name="pr5" style:family="presentation" style:parent-style-name="vorlage-title">
      <style:graphic-properties fo:min-height="2.7cm"/>
    </style:style>
    <style:style style:name="pr6" style:family="presentation" style:parent-style-name="vorlage-outline1">
      <style:graphic-properties fo:min-height="15.5cm"/>
    </style:style>
    <style:style style:name="P1" style:family="paragraph">
      <style:paragraph-properties fo:margin-left="0cm" fo:margin-right="0cm" fo:text-indent="0cm"/>
    </style:style>
    <style:style style:name="P2" style:family="paragraph">
      <style:paragraph-properties fo:margin-left="0cm" fo:margin-right="0cm" fo:line-height="140%" fo:text-indent="0cm"/>
    </style:style>
    <style:style style:name="P3" style:family="paragraph">
      <style:paragraph-properties fo:margin-left="0cm" fo:margin-right="0cm" fo:text-indent="0cm" style:writing-mode="lr-tb" style:font-independent-line-spacing="true"/>
      <style:text-properties fo:font-size="18pt"/>
    </style:style>
    <style:style style:name="P4" style:family="paragraph">
      <style:paragraph-properties fo:line-height="150%"/>
    </style:style>
    <style:style style:name="P5" style:family="paragraph">
      <style:paragraph-properties style:writing-mode="lr-tb" style:font-independent-line-spacing="true"/>
    </style:style>
    <style:style style:name="P6" style:family="paragraph">
      <style:text-properties fo:font-size="12pt"/>
    </style:style>
    <style:style style:name="T1" style:family="text">
      <style:text-properties style:font-size-asian="24pt" style:font-weight-asian="bold" style:font-size-complex="24pt" style:font-weight-complex="bold"/>
    </style:style>
    <style:style style:name="T2" style:family="text">
      <style:text-properties fo:color="#333333" fo:font-size="14pt" fo:font-weight="bold" style:font-size-asian="14pt" style:font-weight-asian="bold" style:font-size-complex="14pt" style:font-weight-complex="bold"/>
    </style:style>
    <style:style style:name="T3" style:family="text">
      <style:text-properties fo:language="de" fo:country="DE"/>
    </style:style>
    <style:style style:name="T4" style:family="text">
      <style:text-properties fo:font-size="12pt" fo:language="de" fo:country="DE"/>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orlage">
        <office:forms form:automatic-focus="false" form:apply-design-mode="false"/>
        <draw:custom-shape draw:style-name="gr1" draw:layer="layout" svg:width="23.147cm" svg:height="1.353cm" svg:x="1.3cm" svg:y="0.3cm">
          <text:p><text:span text:style-name="T1">Verteidigung: HTTPS</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933cm" svg:x="1.3cm" svg:y="4cm">
          <text:list text:style-name="L1">
            <text:list-item>
              <text:p text:style-name="P4"><text:span text:style-name="T3"><text:s/></text:span><text:span text:style-name="T3">HTTPS steht für HyperText Transfer Protocol Secure (dt. sicheres Hypertext-</text:span><text:span text:style-name="T3"><text:line-break/></text:span><text:span text:style-name="T3"> <text:s/>Übertragungsprotokoll) und ist ein Verfahren, um Daten im World Wide Web </text:span><text:span text:style-name="T3"><text:line-break/></text:span><text:span text:style-name="T3"> <text:s/>abhörsicher zu übertragen. Standard-Port ist 443</text:span></text:p>
            </text:list-item>
            <text:list-item>
              <text:p text:style-name="P4"><text:span text:style-name="T3"><text:s/></text:span><text:span text:style-name="T3">Das HTTPS-Protokoll wird zur Verschlüsselung und zur Authentifizierung der</text:span><text:span text:style-name="T3"><text:line-break/></text:span><text:span text:style-name="T3"> <text:s/>Kommunikation zwischen Webserver und Browser im World Wide Web </text:span><text:span text:style-name="T3"><text:line-break/></text:span><text:span text:style-name="T3"> <text:s/>verwendet.</text:span></text:p>
            </text:list-item>
            <text:list-item>
              <text:p text:style-name="P4"><text:span text:style-name="T3"><text:s/></text:span><text:span text:style-name="T3">Die Verschlüsselung der Daten geschieht mittels SSL/TLS.</text:span></text:p>
            </text:list-item>
            <text:list-item>
              <text:p text:style-name="P4"><text:span text:style-name="T3"><text:s/></text:span><text:span text:style-name="T3">Unter Verwendung des SSL-Handshake-Protokolls findet zunächst eine <text:s text:c="3"/></text:span><text:span text:style-name="T3"><text:line-break/></text:span><text:span text:style-name="T3"> <text:s/>geschützte Identifikation und Authentifizierung der Kommunikationspartner </text:span><text:span text:style-name="T3"><text:line-break/></text:span><text:span text:style-name="T3"> <text:s/>statt. Anschließend wird mit Hilfe asymmetrischer Verschlüsselung oder des </text:span><text:span text:style-name="T3"><text:line-break/></text:span><text:span text:style-name="T3"> <text:s/>Diffie-Hellman-</text:span><text:span text:style-name="T3"><text:tab/></text:span><text:span text:style-name="T3">Schlüsselaustauschs ein gemeinsamer symmetrischer </text:span><text:span text:style-name="T3"><text:line-break/></text:span><text:span text:style-name="T3"> <text:s/>Sitzungsschlüssel ausgetauscht. Dieser wird schließlich zur Verschlüsselung </text:span><text:span text:style-name="T3"><text:line-break/></text:span><text:span text:style-name="T3"> <text:s/>der Nutzdaten verwendet.</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user-transformed="true">
            <draw:text-box>
              <text:p><text:span text:style-name="T4">􀂃 </text:span><text:span text:style-name="T4">Asymmetrische Verschlüsselung erlaubt Signaturen (Authentifikation)</text:span></text:p>
              <text:p><text:span text:style-name="T4">􀂃 </text:span><text:span text:style-name="T4">Asymmetrische Verschlüsselung wird typischerweise für den sicheren</text:span></text:p>
              <text:p><text:span text:style-name="T4">Austausch des symmetrischen Schlüssels verwendet</text:span></text:p>
              <text:p><text:span text:style-name="T4">􀂃 </text:span><text:span text:style-name="T4">Asymmetrische Verschlüsselung ist ca. 100-1000 fach langsamer als</text:span></text:p>
              <text:p><text:span text:style-name="T4">symmetrische Verschlüsselung</text:span></text:p>
              <text:p><text:span text:style-name="T4">􀂃 </text:span><text:span text:style-name="T4">Zur symmetrische Verschlüsselung müsste man n*(n-1)/2 Schlüssel</text:span></text:p>
              <text:p><text:span text:style-name="T4">benötigen, um mit allen kommunizieren zu können</text:span></text:p>
              <text:p><text:span text:style-name="T4"/></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 draw:style-name="dp1" draw:master-page-name="vorlage">
        <office:forms form:automatic-focus="false" form:apply-design-mode="false"/>
        <draw:custom-shape draw:style-name="gr1" draw:layer="layout" svg:width="23.147cm" svg:height="1.353cm" svg:x="1.3cm" svg:y="0.3cm">
          <text:p><text:span text:style-name="T1">Verteidigung: Der Mensch</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4"><text:span text:style-name="T3"><text:s/></text:span><text:span text:style-name="T3">Sensibiliseren z.B. arbeiten mit eingeschränkten Benutzerrechten</text:span></text:p>
            </text:list-item>
            <text:list-item>
              <text:p text:style-name="P4"><text:span text:style-name="T3"><text:s/></text:span><text:span text:style-name="T3">Planung von Maßnahmen / Strategie</text:span></text:p>
            </text:list-item>
            <text:list-item>
              <text:p text:style-name="P4"><text:span text:style-name="T3"><text:s/></text:span><text:span text:style-name="T3">Ständige Schulung von Mitarbeitern</text:span></text:p>
            </text:list-item>
            <text:list-item>
              <text:p text:style-name="P4"><text:span text:style-name="T3"><text:s/></text:span><text:span text:style-name="T3">Passwörter</text:span></text:p>
            </text:list-item>
            <text:list-item>
              <text:p text:style-name="P4"><text:span text:style-name="T3"><text:s/></text:span><text:span text:style-name="T3">Richtiges Löschen</text:span></text:p>
            </text:list-item>
            <text:list-item>
              <text:p text:style-name="P4"><text:span text:style-name="T3"><text:s/></text:span><text:span text:style-name="T3">Richtes Aufbewahren von Dateien</text:span></text:p>
            </text:list-item>
            <text:list-item>
              <text:p text:style-name="P4"><text:span text:style-name="T3"><text:s/></text:span><text:span text:style-name="T3">Risikoanalysen</text:span></text:p>
            </text:list-item>
            <text:list-item>
              <text:p text:style-name="P4"><text:span text:style-name="T3"><text:s/></text:span><text:span text:style-name="T3">Disaster-Recovery</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user-transformed="true">
            <draw:text-box>
              <text:p><text:span text:style-name="T4">􀂃 </text:span><text:span text:style-name="T4">Asymmetrische Verschlüsselung erlaubt Signaturen (Authentifikation)</text:span></text:p>
              <text:p><text:span text:style-name="T4">􀂃 </text:span><text:span text:style-name="T4">Asymmetrische Verschlüsselung wird typischerweise für den sicheren</text:span></text:p>
              <text:p><text:span text:style-name="T4">Austausch des symmetrischen Schlüssels verwendet</text:span></text:p>
              <text:p><text:span text:style-name="T4">􀂃 </text:span><text:span text:style-name="T4">Asymmetrische Verschlüsselung ist ca. 100-1000 fach langsamer als</text:span></text:p>
              <text:p><text:span text:style-name="T4">symmetrische Verschlüsselung</text:span></text:p>
              <text:p><text:span text:style-name="T4">􀂃 </text:span><text:span text:style-name="T4">Zur symmetrische Verschlüsselung müsste man n*(n-1)/2 Schlüssel</text:span></text:p>
              <text:p><text:span text:style-name="T4">benötigen, um mit allen kommunizieren zu können</text:span></text:p>
              <text:p><text:span text:style-name="T4"/></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3" draw:style-name="dp1" draw:master-page-name="vorlage">
        <office:forms form:automatic-focus="false" form:apply-design-mode="false"/>
        <draw:custom-shape draw:style-name="gr1" draw:layer="layout" svg:width="23.147cm" svg:height="1.353cm" svg:x="1.3cm" svg:y="0.3cm">
          <text:p><text:span text:style-name="T1">Was tun wenn es doch passiert is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8.835cm" svg:x="1.3cm" svg:y="4cm">
          <text:list text:style-name="L1">
            <text:list-item>
              <text:p text:style-name="P4"><text:span text:style-name="T3"><text:s/></text:span><text:span text:style-name="T3">Die guten Angriffe bleiben lange unentdeckt.</text:span></text:p>
            </text:list-item>
            <text:list-item>
              <text:p text:style-name="P4"><text:span text:style-name="T3"><text:s/></text:span><text:span text:style-name="T3">Sofort vom Netz trennen</text:span></text:p>
            </text:list-item>
            <text:list-item>
              <text:p text:style-name="P4"><text:span text:style-name="T3"><text:s/></text:span><text:span text:style-name="T3">Ermittlungsbehörden benachrichtigen</text:span></text:p>
            </text:list-item>
            <text:list-item>
              <text:p text:style-name="P4"><text:span text:style-name="T3"><text:s/></text:span><text:span text:style-name="T3">Computer-Forensik</text:span></text:p>
              <text:list>
                <text:list-item>
                  <text:p text:style-name="P4"><text:span text:style-name="T3">Spurensuche in Logfiles, Betriebssystem, …</text:span></text:p>
                </text:list-item>
              </text:list>
            </text:list-item>
            <text:list-item>
              <text:p text:style-name="P4"><text:span text:style-name="T3"><text:s/></text:span><text:span text:style-name="T3">Extrem teuer und aufwändig!</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user-transformed="true">
            <draw:text-box>
              <text:p><text:span text:style-name="T4">􀂃 </text:span><text:span text:style-name="T4">Asymmetrische Verschlüsselung erlaubt Signaturen (Authentifikation)</text:span></text:p>
              <text:p><text:span text:style-name="T4">􀂃 </text:span><text:span text:style-name="T4">Asymmetrische Verschlüsselung wird typischerweise für den sicheren</text:span></text:p>
              <text:p><text:span text:style-name="T4">Austausch des symmetrischen Schlüssels verwendet</text:span></text:p>
              <text:p><text:span text:style-name="T4">􀂃 </text:span><text:span text:style-name="T4">Asymmetrische Verschlüsselung ist ca. 100-1000 fach langsamer als</text:span></text:p>
              <text:p><text:span text:style-name="T4">symmetrische Verschlüsselung</text:span></text:p>
              <text:p><text:span text:style-name="T4">􀂃 </text:span><text:span text:style-name="T4">Zur symmetrische Verschlüsselung müsste man n*(n-1)/2 Schlüssel</text:span></text:p>
              <text:p><text:span text:style-name="T4">benötigen, um mit allen kommunizieren zu können</text:span></text:p>
              <text:p><text:span text:style-name="T4"/></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4" draw:style-name="dp1" draw:master-page-name="vorlage">
        <office:forms form:automatic-focus="false" form:apply-design-mode="false"/>
        <draw:custom-shape draw:style-name="gr1" draw:layer="layout" svg:width="23.147cm" svg:height="1.353cm" svg:x="1.3cm" svg:y="0.3cm">
          <text:p><text:span text:style-name="T1">Surfspuren</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05cm" svg:x="1.3cm" svg:y="4cm">
          <text:list text:style-name="L1">
            <text:list-item>
              <text:p text:style-name="P4"><text:span text:style-name="T3"><text:s/></text:span><text:span text:style-name="T3">Auf dem eigenem Rechner:  </text:span></text:p>
              <text:list>
                <text:list-item>
                  <text:p text:style-name="P4"><text:span text:style-name="T3">Surfhistorie / Bookmarks / Cache des Browsers mit zwischengespeicherten Web-Seiten</text:span></text:p>
                </text:list-item>
                <text:list-item>
                  <text:p text:style-name="P4"><text:span text:style-name="T3">E-Mails und -Adressen im Mailprogramm</text:span></text:p>
                </text:list-item>
                <text:list-item>
                  <text:p text:style-name="P4"><text:span text:style-name="T3">Daten von Cookie-Servern</text:span></text:p>
                </text:list-item>
              </text:list>
            </text:list-item>
            <text:list-item>
              <text:p text:style-name="P4"><text:span text:style-name="T3"><text:s/></text:span><text:span text:style-name="T3">Auf einem Proxy-Rechner bzw. beim Provider:  </text:span></text:p>
              <text:list>
                <text:list-item>
                  <text:p text:style-name="P4"><text:span text:style-name="T3">Logfile: „Wer (welcher Rechner) rief wann welche Seite auf?“  </text:span></text:p>
                </text:list-item>
                <text:list-item>
                  <text:p text:style-name="P4"><text:span text:style-name="T3">verschickte/empfangene Daten (unverschlüsselt)</text:span></text:p>
                </text:list-item>
              </text:list>
            </text:list-item>
            <text:list-item>
              <text:p text:style-name="P4"><text:span text:style-name="T3"><text:s/></text:span><text:span text:style-name="T3">Auf einem der besuchten Server:  </text:span></text:p>
              <text:list>
                <text:list-item>
                  <text:p text:style-name="P4"><text:span text:style-name="T3">Logfile: "Von welchem Rechner wurden wann welche Seiten aufgerufen</text:span></text:p>
                </text:list-item>
                <text:list-item>
                  <text:p text:style-name="P4"><text:span text:style-name="T3">Benutzerdaten, …</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5" draw:style-name="dp1" draw:master-page-name="vorlage">
        <office:forms form:automatic-focus="false" form:apply-design-mode="false"/>
        <draw:custom-shape draw:style-name="gr1" draw:layer="layout" svg:width="23.147cm" svg:height="1.353cm" svg:x="1.3cm" svg:y="0.3cm">
          <text:p><text:span text:style-name="T1">Datenschutz</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905cm" svg:x="1.3cm" svg:y="4cm">
          <text:p text:style-name="P4"><text:span text:style-name="T3">Datenschutz bezeichnet den Schutz des Einzelnen vor dem Missbrauch <text:s/>personenbezogener Daten. Der Begriff wurde auch verwendet für Schutz wissenschaftlicher und technischer Daten gegen Verlust oder Veränderung – und Schutz gegen Diebstahl dieser Daten. Heute bezieht sich der Begriff meist auf den Schutz personenbezogener Daten. Bei personenbezogenen Daten wurde er auch für Schutz vor „Verdatung“ verwendet. Im englischen Sprachraum spricht man von „privacy“ (Schutz der Privatsphäre) und von „data privacy“ oder „information privacy“ (Datenschutz im engeren Sinne). Im europäischen Rechtsraum wird in der Gesetzgebung auch der Begriff „data protection” verwendet. </text:span></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6" draw:style-name="dp1" draw:master-page-name="vorlage" presentation:presentation-page-layout-name="AL1T1">
        <office:forms form:automatic-focus="false" form:apply-design-mode="false"/>
        <draw:frame presentation:style-name="pr2" draw:layer="layout" svg:width="25.199cm" svg:height="2.7cm" svg:x="1.301cm" svg:y="0.3cm" presentation:class="title">
          <draw:text-box>
            <text:p>Datenschutz</text:p>
          </draw:text-box>
        </draw:frame>
        <draw:frame presentation:style-name="pr3" draw:text-style-name="P4" draw:layer="layout" svg:width="25.199cm" svg:height="15.5cm" svg:x="1.4cm" svg:y="4cm" presentation:class="outline">
          <draw:text-box>
            <text:p text:style-name="P4"><text:span text:style-name="T3">Heute wird der Zweck des Datenschutzes darin gesehen, den Einzelnen davor zu schützen, dass er durch den Umgang mit seinen personenbezogenen Daten in seinem Recht auf informationelle Selbstbestimmung beeinträchtigt wird. Datenschutz steht für die Idee, dass jeder Mensch grundsätzlich selbst entscheiden kann, wem wann welche seiner persönlichen Daten zugänglich sein sollen. Der Datenschutz will den so genannten gläsernen Menschen verhindern.</text:span></text:p>
          </draw:text-box>
        </draw:frame>
        <presentation:notes draw:style-name="dp2">
          <draw:page-thumbnail draw:style-name="gr5"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vorlage">
        <office:forms form:automatic-focus="false" form:apply-design-mode="false"/>
        <draw:custom-shape draw:style-name="gr1" draw:layer="layout" svg:width="23.147cm" svg:height="1.353cm" svg:x="1.3cm" svg:y="0.3cm">
          <text:p><text:span text:style-name="T1">Datenschutz</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05cm" svg:x="1.3cm" svg:y="4cm">
          <text:list text:style-name="L1">
            <text:list-item>
              <text:p text:style-name="P4"><text:span text:style-name="T3"><text:s/></text:span><text:span text:style-name="T3">Regelungen in jedem Land anders</text:span></text:p>
              <text:list>
                <text:list-item>
                  <text:p text:style-name="P4"><text:span text:style-name="T3">USA vs. Europäische Union vs. Deutschland</text:span></text:p>
                </text:list-item>
              </text:list>
            </text:list-item>
            <text:list-item>
              <text:p text:style-name="P4"><text:span text:style-name="T3"><text:s/></text:span><text:span text:style-name="T3">Hauptprinzipien des Datenschutzes sind</text:span></text:p>
              <text:list>
                <text:list-item>
                  <text:p text:style-name="P4"><text:span text:style-name="T3">Datensparsamkeit und Datenvermeidung,</text:span></text:p>
                </text:list-item>
                <text:list-item>
                  <text:p text:style-name="P4"><text:span text:style-name="T3">Erforderlichkeit,</text:span></text:p>
                </text:list-item>
                <text:list-item>
                  <text:p text:style-name="P4"><text:span text:style-name="T3">Zweckbindung</text:span></text:p>
                </text:list-item>
              </text:list>
            </text:list-item>
            <text:list-item>
              <text:p text:style-name="P4"><text:span text:style-name="T3"><text:s/></text:span><text:span text:style-name="T3">Der Datenschutz bezieht sich auf die Erhebung, die Verarbeitung und die </text:span><text:span text:style-name="T3"><text:line-break/></text:span><text:span text:style-name="T3"> <text:s/>Nutzung personenbezogener Daten.</text:span></text:p>
              <text:list>
                <text:list-item>
                  <text:p text:style-name="P4"><text:span text:style-name="T3">Erheben = Beschaffen</text:span></text:p>
                </text:list-item>
                <text:list-item>
                  <text:p text:style-name="P4"><text:span text:style-name="T3">Verarbeiten = Speichern, Verändern, Übermitteln, Sperren, Löschen</text:span></text:p>
                </text:list-item>
                <text:list-item>
                  <text:p text:style-name="P4"><text:span text:style-name="T3">Nutzen = Verwenden</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8" draw:style-name="dp1" draw:master-page-name="vorlage">
        <office:forms form:automatic-focus="false" form:apply-design-mode="false"/>
        <draw:custom-shape draw:style-name="gr1" draw:layer="layout" svg:width="23.147cm" svg:height="1.353cm" svg:x="1.3cm" svg:y="0.3cm">
          <text:p><text:span text:style-name="T1">Datenschutz</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19cm" svg:x="1.3cm" svg:y="4cm">
          <text:list text:style-name="L1">
            <text:list-item>
              <text:p text:style-name="P4"><text:span text:style-name="T3"><text:s/></text:span><text:span text:style-name="T3">Auf der Internationalen Datenschutzkonferenz <text:s/>2005 haben die </text:span><text:span text:style-name="T3"><text:line-break/></text:span><text:span text:style-name="T3"> <text:s/>Datenschutzbeauftragten in ihrer „Erklärung von Montreux“ darüber hinaus </text:span><text:span text:style-name="T3"><text:line-break/></text:span><text:span text:style-name="T3"> <text:s/>an die international anerkannten Datenschutzprinzipien erinnert. Diese sind:</text:span></text:p>
              <text:list>
                <text:list-item>
                  <text:p text:style-name="P4"><text:span text:style-name="T3">Prinzip der Zulässigkeit und Rechtmäßigkeit der Erhebung und Verarbeitung der Daten</text:span></text:p>
                </text:list-item>
                <text:list-item>
                  <text:p text:style-name="P4"><text:span text:style-name="T3">Prinzip der Richtigkeit</text:span></text:p>
                </text:list-item>
                <text:list-item>
                  <text:p text:style-name="P4"><text:span text:style-name="T3">Prinzip der Zweckgebundenheit</text:span></text:p>
                </text:list-item>
                <text:list-item>
                  <text:p text:style-name="P4"><text:span text:style-name="T3">Prinzip der Verhältnismäßigkeit (vgl. Verhältnismäßigkeitsprinzip)</text:span></text:p>
                </text:list-item>
                <text:list-item>
                  <text:p text:style-name="P4"><text:span text:style-name="T3">Prinzip der Transparenz</text:span></text:p>
                </text:list-item>
                <text:list-item>
                  <text:p text:style-name="P4"><text:span text:style-name="T3">Prinzip der individuellen Mitsprache und namentlich der Garantie des Zugriffsrechts für die betroffenen Personen</text:span></text:p>
                  <text:p text:style-name="P4"><text:span text:style-name="T3"/></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9"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Datenschutz</text:p>
          </draw:text-box>
        </draw:frame>
        <draw:frame presentation:style-name="pr6" draw:layer="layout" svg:width="25.199cm" svg:height="15.5cm" svg:x="1.4cm" svg:y="4cm" presentation:class="outline" presentation:user-transformed="true">
          <draw:text-box>
            <text:list text:style-name="L4">
              <text:list-item>
                <text:p text:style-name="P4"><text:span text:style-name="T3">Prinzip der Nicht-Diskriminierung</text:span></text:p>
              </text:list-item>
              <text:list-item>
                <text:p text:style-name="P4"><text:span text:style-name="T3">Prinzip der Sicherheit</text:span></text:p>
              </text:list-item>
              <text:list-item>
                <text:p text:style-name="P4"><text:span text:style-name="T3">Prinzip der Haftung</text:span></text:p>
              </text:list-item>
              <text:list-item>
                <text:p text:style-name="P4"><text:span text:style-name="T3">Prinzip einer unabhängigen Überwachung und gesetzlicher Sanktionen</text:span></text:p>
              </text:list-item>
              <text:list-item>
                <text:p text:style-name="P4"><text:span text:style-name="T3">Prinzip des angemessenen Schutzniveaus bei grenzüberschreitendem Datenverkehr</text:span></text:p>
              </text:list-item>
            </text:list>
          </draw:text-box>
        </draw:frame>
        <presentation:notes draw:style-name="dp2">
          <draw:page-thumbnail draw:style-name="gr5"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vorlage">
        <office:forms form:automatic-focus="false" form:apply-design-mode="false"/>
        <draw:custom-shape draw:style-name="gr1" draw:layer="layout" svg:width="23.147cm" svg:height="1.353cm" svg:x="1.3cm" svg:y="0.3cm">
          <text:p><text:span text:style-name="T1">Datenschutz</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363cm" svg:x="1.3cm" svg:y="4cm">
          <text:list text:style-name="L1">
            <text:list-item>
              <text:p text:style-name="P4"><text:span text:style-name="T3"><text:s/></text:span><text:span text:style-name="T3">Datenschutz ist ein zweischneidiges Schwert:</text:span></text:p>
              <text:list>
                <text:list-item>
                  <text:p text:style-name="P4"><text:span text:style-name="T3">Datenschutz vs. Informationsfreiheit</text:span></text:p>
                </text:list-item>
                <text:list-item>
                  <text:p text:style-name="P4"><text:span text:style-name="T3">Kosten des Datenschutzes (Datenschutzbeauftragter)</text:span></text:p>
                </text:list-item>
                <text:list-item>
                  <text:p text:style-name="P4"><text:span text:style-name="T3">Datenschutz und Kriminalitätsbekämpfung</text:span></text:p>
                </text:list-item>
                <text:list-item>
                  <text:p text:style-name="P4"><text:span text:style-name="T3">Datenschutz und Wissenschaft</text:span></text:p>
                </text:list-item>
                <text:list-item>
                  <text:p text:style-name="P4"><text:span text:style-name="T3">Datenschutz und Medizin</text:span></text:p>
                </text:list-item>
                <text:list-item>
                  <text:p text:style-name="P4"><text:span text:style-name="T3">Nur was der Kunde gezielt verbietet ist verboten, z.B. der Verkauf von Daten</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1" draw:style-name="dp1" draw:master-page-name="vorlage">
        <office:forms form:automatic-focus="false" form:apply-design-mode="false"/>
        <draw:custom-shape draw:style-name="gr1" draw:layer="layout" svg:width="23.147cm" svg:height="1.353cm" svg:x="1.3cm" svg:y="0.3cm">
          <text:p><text:span text:style-name="T1">Newsletter</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4"><text:span text:style-name="T3"><text:s/></text:span><text:span text:style-name="T3">Schutz des Formulars vor automatischer Eintragung</text:span></text:p>
              <text:list>
                <text:list-item>
                  <text:p text:style-name="P4"><text:span text:style-name="T3">Captcha</text:span></text:p>
                </text:list-item>
                <text:list-item>
                  <text:p text:style-name="P4"><text:span text:style-name="T3">Token</text:span></text:p>
                </text:list-item>
              </text:list>
            </text:list-item>
            <text:list-item>
              <text:p text:style-name="P4"><text:span text:style-name="T3"><text:s/></text:span><text:span text:style-name="T3">Erst eintragen nach Bestätigung via Email</text:span></text:p>
            </text:list-item>
            <text:list-item>
              <text:p text:style-name="P4"><text:span text:style-name="T3"><text:s/></text:span><text:span text:style-name="T3">Gefahr als Spam verschrien zu sein</text:span></text:p>
            </text:list-item>
            <text:list-item>
              <text:p text:style-name="P4"><text:span text:style-name="T3"><text:s/></text:span><text:span text:style-name="T3">Html vs. Plaintext =&gt; Multipart</text:span></text:p>
            </text:list-item>
            <text:list-item>
              <text:p text:style-name="P4"><text:span text:style-name="T3"><text:s/></text:span><text:span text:style-name="T3">Abmeldelink in der Email</text:span></text:p>
            </text:list-item>
            <text:list-item>
              <text:p text:style-name="P4"><text:span text:style-name="T3"><text:s/></text:span><text:span text:style-name="T3">Impressum in der Email</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2" draw:style-name="dp1" draw:master-page-name="vorlage">
        <office:forms form:automatic-focus="false" form:apply-design-mode="false"/>
        <draw:custom-shape draw:style-name="gr1" draw:layer="layout" svg:width="23.147cm" svg:height="1.353cm" svg:x="1.3cm" svg:y="0.3cm">
          <text:p><text:span text:style-name="T1">Security Audits / Penetrationtests</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891cm" svg:x="1.3cm" svg:y="4cm">
          <text:list text:style-name="L1">
            <text:list-item>
              <text:p text:style-name="P4"><text:span text:style-name="T3"><text:s/></text:span><text:span text:style-name="T3">Einbruchversuche</text:span></text:p>
              <text:list>
                <text:list-item>
                  <text:p text:style-name="P4"><text:span text:style-name="T3">TÜV (Gütesiegel) / Bundesamt für Sicherheit in der Informationstechnik</text:span></text:p>
                </text:list-item>
                <text:list-item>
                  <text:p text:style-name="P4"><text:span text:style-name="T3">Externe Dienstleister</text:span></text:p>
                </text:list-item>
              </text:list>
            </text:list-item>
            <text:list-item>
              <text:p text:style-name="P4"><text:span text:style-name="T3"><text:s/></text:span><text:span text:style-name="T3">Betrachtung von</text:span></text:p>
              <text:list>
                <text:list-item>
                  <text:p text:style-name="P4"><text:span text:style-name="T3">Netzwerk </text:span></text:p>
                </text:list-item>
                <text:list-item>
                  <text:p text:style-name="P4"><text:span text:style-name="T3">Server</text:span></text:p>
                </text:list-item>
                <text:list-item>
                  <text:p text:style-name="P4"><text:span text:style-name="T3">Software</text:span></text:p>
                </text:list-item>
                <text:list-item>
                  <text:p text:style-name="P4"><text:span text:style-name="T3">Applikation</text:span></text:p>
                </text:list-item>
                <text:list-item>
                  <text:p text:style-name="P4"><text:span text:style-name="T3">Organisation</text:span></text:p>
                </text:list-item>
              </text:list>
            </text:list-item>
            <text:list-item>
              <text:p text:style-name="P4"><text:span text:style-name="T3"><text:s/></text:span><text:span text:style-name="T3">Auf aktuellem Stand bleiben</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3" draw:style-name="dp1" draw:master-page-name="vorlage">
        <office:forms form:automatic-focus="false" form:apply-design-mode="false"/>
        <draw:custom-shape draw:style-name="gr1" draw:layer="layout" svg:width="23.147cm" svg:height="1.353cm" svg:x="1.3cm" svg:y="0.3cm">
          <text:p><text:span text:style-name="T1">Standards</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433cm" svg:x="1.3cm" svg:y="4cm">
          <text:p text:style-name="P4"><text:span text:style-name="T3">Zur Bewertung und Zertifizierung (Qualitätsmanagement) der Sicherheit von Computersystemen existieren internationale Normen. Wichtige Normen in diesem Zusammenhang sind vor allem die amerikanischen TCSEC- und die europäischen ITSEC-Standards sowie der neuere Common Criteria-Standard. Die Zertifizierung erfolgt in Deutschland in der Regel durch das Bundesamt für Sicherheit in der Informationstechnik.</text:span></text:p>
          <text:p text:style-name="P4"><text:span text:style-name="T3"/></text:p>
          <text:list text:style-name="L1">
            <text:list-item>
              <text:p text:style-name="P4"><text:span text:style-name="T3"><text:s/></text:span><text:span text:style-name="T3">IT-Grundschutz-Kataloge des BSI</text:span><text:span text:style-name="T3"><text:line-break/></text:span><text:span text:style-name="T3"> <text:s/>Die IT-Grundschutz-Kataloge definieren für die verschiedenen Aspekte einer </text:span><text:span text:style-name="T3"><text:line-break/></text:span><text:span text:style-name="T3"> <text:s/>IT-</text:span><text:span text:style-name="T3"><text:tab/></text:span><text:span text:style-name="T3">Landschaft konkrete Maßnahmen, die zur Erhaltung der Sicherheit bei </text:span><text:span text:style-name="T3"><text:line-break/></text:span><text:span text:style-name="T3"> <text:s/>niedrigem und mittlerem Schutzbedarf erfüllt werden müssen (Waschzettel). </text:span><text:span text:style-name="T3"><text:line-break/></text:span><text:span text:style-name="T3"> <text:s/>Die Grundschutz-Kataloge sind primär in Deutschland bekannt, liegen </text:span><text:span text:style-name="T3"><text:line-break/></text:span><text:span text:style-name="T3"> <text:s/>allerdings auch </text:span><text:span text:style-name="T3"><text:tab/></text:span><text:span text:style-name="T3">englischsprachig vor.</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4" draw:style-name="dp1" draw:master-page-name="vorlage">
        <office:forms form:automatic-focus="false" form:apply-design-mode="false"/>
        <draw:custom-shape draw:style-name="gr1" draw:layer="layout" svg:width="23.147cm" svg:height="1.353cm" svg:x="1.3cm" svg:y="0.3cm">
          <text:p><text:span text:style-name="T1">Standards</text:span></text:p>
          <draw:enhanced-geometry svg:viewBox="0 0 21600 21600" draw:mirror-horizontal="false" draw:mirror-vertical="false"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391cm" svg:x="1.3cm" svg:y="4cm">
          <text:list text:style-name="L1">
            <text:list-item>
              <text:p text:style-name="P4"><text:span text:style-name="T3"><text:s/></text:span><text:span text:style-name="T3">ISO/IEC 27001: Normenreihe für Informationsicherheitsmanagementsysteme </text:span></text:p>
            </text:list-item>
            <text:list-item>
              <text:p text:style-name="P4"><text:span text:style-name="T3"><text:s/></text:span><text:span text:style-name="T3">ISO/IEC 27002:2005: Leitfaden für das Informationssicherheitsmanagement </text:span></text:p>
            </text:list-item>
            <text:list-item>
              <text:p text:style-name="P4"><text:span text:style-name="T3"><text:s/></text:span><text:span text:style-name="T3">BS 7799-1 / BS 7799-2</text:span></text:p>
            </text:list-item>
            <text:list-item>
              <text:p text:style-name="P4"><text:span text:style-name="T3"><text:s/></text:span><text:span text:style-name="T3">ITIL</text:span></text:p>
            </text:list-item>
            <text:list-item>
              <text:p text:style-name="P4"><text:span text:style-name="T3"><text:s/></text:span><text:span text:style-name="T3">BS 15000</text:span></text:p>
            </text:list-item>
            <text:list-item>
              <text:p text:style-name="P4"><text:span text:style-name="T3"><text:s/></text:span><text:span text:style-name="T3">ISO 20000: IT-Service-Management</text:span></text:p>
            </text:list-item>
            <text:list-item>
              <text:p text:style-name="P4"><text:span text:style-name="T3"><text:s/></text:span><text:span text:style-name="T3">CobiT</text:span></text:p>
            </text:list-item>
            <text:list-item>
              <text:p text:style-name="P4"><text:span text:style-name="T3"><text:s/></text:span><text:span text:style-name="T3">ISO 13335: Normenreihe zum Sicherheitsmanagement in der Informations- </text:span><text:span text:style-name="T3"><text:line-break/></text:span><text:span text:style-name="T3"> <text:s/>und Kommunikationstechnik</text:span></text:p>
            </text:list-item>
            <text:list-item>
              <text:p text:style-name="P4"><text:span text:style-name="T3"><text:s/></text:span><text:span text:style-name="T3">...</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5" draw:style-name="dp1" draw:master-page-name="vorlage">
        <office:forms form:automatic-focus="false" form:apply-design-mode="false"/>
        <draw:custom-shape draw:style-name="gr1" draw:layer="layout" svg:width="23.147cm" svg:height="1.353cm" svg:x="1.3cm" svg:y="0.3cm">
          <text:p><text:span text:style-name="T1">Rechtliches: Straf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9.877cm" svg:x="1.3cm" svg:y="4cm">
          <text:p text:style-name="P4"><text:span text:style-name="T3">Jegliches rechtswidrige Verändern, Löschen, Unterdrücken oder Unbrauchbar-Machen fremder Daten erfüllt den Tatbestand nach § 303a StGB (Datenveränderung). In besonders schweren Fällen ist dies auch nach § 303b I Nr. 1 StGB („Computersabotage“) strafbar und wird mit Haftstrafe von bis zu fünf Jahren oder Geldstrafe bestraft. Die Durchführung von DDOS-Attacken stellt seit 2007 ebenfalls eine Computersabotage dar, gleiches gilt für jegliche Handlungen, die zur Beschädigung eines Informationssystems, das für einen anderen von wesentlicher Bedeutung ist, führen.</text:span></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6"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Rechtliches: Strafrecht</text:p>
          </draw:text-box>
        </draw:frame>
        <draw:frame presentation:style-name="pr6" draw:layer="layout" svg:width="25.199cm" svg:height="15.5cm" svg:x="1.4cm" svg:y="4cm" presentation:class="outline" presentation:user-transformed="true">
          <draw:text-box>
            <text:p text:style-name="P4"><text:span text:style-name="T3">Das Ausspähen von Daten (§ 202a StGB), also die Erlangungs des Zugangs zu fremden Daten, die hiergegen besonders geschützt sind, wird mit Haftstrafe bis zu drei Jahren oder mit Geldstrafe bestraft. Das Abfangen fremder Daten in Netzen oder aus elektromagnetischen Abstrahlungen ist seit 2007 ebenfalls strafbar, anders als bei § 202a StGB kommt es hier nicht auf eine besondere Zugangssicherung an. Das sich Verschaffen, Erstellen, Verbreiten, Öffentlich-Zugänglichmachen etc. von sog. „Hackertools“ steht ebenfalls seit 2007 unter Strafe, wenn damit eine Straftat vorbereitet wird (§ 202c StGB).</text:span></text:p>
          </draw:text-box>
        </draw:frame>
        <presentation:notes draw:style-name="dp2">
          <draw:page-thumbnail draw:style-name="gr5"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vorlage">
        <office:forms form:automatic-focus="false" form:apply-design-mode="false"/>
        <draw:custom-shape draw:style-name="gr1" draw:layer="layout" svg:width="23.147cm" svg:height="1.353cm" svg:x="1.3cm" svg:y="0.3cm">
          <text:p><text:span text:style-name="T1">Rechtliches: Straf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61cm" svg:x="1.3cm" svg:y="4cm">
          <text:p text:style-name="P4"><text:span text:style-name="T3">Daten sind nach § 202a Abs. 2 in Verbindung mit Abs. 1 aber nur vor dem Ausspähen geschützt, wenn sie „besonders gesichert“ sind, um ein Ausufern des Tatbestandes zu vermeiden. Das heißt, erst wenn der Nutzer seine Daten technisch schützt genießt er auch den strafrechtlichen Schutz. Die frühere Debatte, ob das „Hacken“ ohne Abruf von Daten strafbar sei, ist hinfällig, seit der Wortlaut der Norm 2007 derart geändert wurde, dass Strafbarkeit bereits mit Erlangung des Zugangs zu Daten einsetzt. Weiter ist umstritten, ob die Verschlüsselung zur besonderen Sicherung zählt. Sie ist zwar sehr effektiv, aber es wird argumentiert, die Daten seien ja nicht gesichert sondern lägen nur in „unverständlicher“ bzw. schlicht „anderer“ Form vor.</text:span></text:p>
          <text:p text:style-name="P4"><text:span text:style-name="T3">Als Computerbetrug wird nach § 263 a StGB mit Geldstrafe oder Freiheitsstrafe bis zu fünf Jahren bestraft, wenn Datenverarbeitungsvorgänge zur Erlangung von Vermögensvorteilen manipuliert werden. Schon die Erstellung, Verschaffung, Anbietung, Verwahrung oder Überlassung dafür geeigneter Computerprogramme ist strafbar.</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8" draw:style-name="dp1" draw:master-page-name="vorlage">
        <office:forms form:automatic-focus="false" form:apply-design-mode="false"/>
        <draw:custom-shape draw:style-name="gr1"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905cm" svg:x="1.3cm" svg:y="4cm">
          <text:p text:style-name="P4"><text:span text:style-name="T3">Nach § 33 DSG 2000 besteht ein Anspruch auf Schadenersatz der Betroffenen, wenn Daten schuldhaft entgegen den Bestimmungen des DSG 2000 verwendet werden. Ein derartiger Schadenersatzanspruch setzt den Eintritt eines Schadens voraus, der durch den Betroffenen oft schwer nachzuweisen sein wird. Aus diesem Grunde wurde für besondere Fälle, nämlich dann, wenn durch eine öffentlich zugängliche Datenverwendung von sensiblen Daten, Daten über die Kreditwürdigkeit des Betroffenen oder strafrechtlich relevante Daten schutzwürdige Geheimhaltungsinteressen des Betroffenen verletzt wurden, die zu seiner Bloßstellung führen, ein Anspruch auf angemessene Entschädigung unabhängig vom tatsächlichen Schadenseintritt festgelegt.</text:span></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9" draw:style-name="dp1" draw:master-page-name="vorlage">
        <office:forms form:automatic-focus="false" form:apply-design-mode="false"/>
        <draw:custom-shape draw:style-name="gr1"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7.975cm" svg:x="1.3cm" svg:y="4cm">
          <text:p text:style-name="P4"><text:span text:style-name="T3">Für die Verpflichtung zum Schadenersatz haftet der Auftraggeber auch dann, wenn das schädigende Ereignis durch einen Mitarbeiter oder eine Mitarbeiterin herbeigeführt wurde. Das DSG normiert eine Beweislastumkehr, sodass die Haftung nur dann auszuschließen ist, wenn bei Feststehen einer Übertretung des Gesetzes der Beklagte nachweist, dass ihn an der Übertretung der Norm kein Verschulden trifft.</text:span></text:p>
          <text:p text:style-name="P4"><text:span text:style-name="T3">In den §§ 51 f DSG sind gerichtliche Strafbestimmungen normiert. So wird etwa die, in der Absicht, sich einen vermögensrechtlichen Vorteil zu verschaffen oder einem anderen einen Nachteil zuzufügen, durchgeführte missbräuchliche Verwendung von personenbezogenen Daten, die dem Täter ausschließlich in seiner beruflichen Beschäftigung zugänglich geworden sind, mit Freiheitsstrafe bis zum einem Jahr bedroht. Auch im Strafgesetzbuch sind das missbräuchliche Abfangen von Daten, Datenbeschädigung und betrügerischer Datenverarbeitungsmissbrauch mit Freiheitsstrafe bedroht.</text:span></text:p>
          <text:p text:style-name="P4"><text:span text:style-name="T3"/></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0" draw:style-name="dp1" draw:master-page-name="vorlage">
        <office:forms form:automatic-focus="false" form:apply-design-mode="false"/>
        <draw:custom-shape draw:style-name="gr1"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433cm" svg:x="1.3cm" svg:y="4cm">
          <text:p text:style-name="P4"><text:span text:style-name="T3">Sonstige rechtliche Konsequenzen für das Unternehmen</text:span></text:p>
          <text:p text:style-name="P4"><text:span text:style-name="T3">Die Nichteinhaltung angemessener Datensicherheitsmaßnahmen kann auch sonstige rechtliche Konsequenzen für das Unternehmen nach sich ziehen. In aller Regel ist die Einhaltung von Datensicherheitsmaßnahmen wenigstens vertragliche Nebenpflicht in geschäftlichen Beziehungen, in denen Zugang zu Daten gewährt wird.</text:span></text:p>
          <text:p text:style-name="P4"><text:span text:style-name="T3">Handelt es sich um sensible oder vertrauliche Daten, so wird vielfach mit Hilfe sogenannter Vertraulichkeitsvereinbarungen oder „Non Disclosure Agreements“ (NDAs) die Verpflichtung zur Geheimhaltung zum Datenschutz ausdrücklich festgeschrieben. In NDAs wird oft eine empfindliche Schadenersatzzahlung für jene Fälle vereinbart, in denen eine (auch nur fahrlässige) Weitergabe oder gar Veröffentlichung der relevanten vertraulichen Daten erfolgt. Dabei wird regelmäßig nicht auf das Verschulden abgestellt.</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1" draw:style-name="dp1" draw:master-page-name="vorlage">
        <office:forms form:automatic-focus="false" form:apply-design-mode="false"/>
        <draw:custom-shape draw:style-name="gr1"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8.363cm" svg:x="1.3cm" svg:y="4cm">
          <text:p text:style-name="P4"><text:span text:style-name="T3">Trifft den Datenverarbeiter jedoch ein Verschulden an der mangelnden Datensicherheit und sei dies auch nur fahrlässig, so besteht nach allgemeinem Zivilrecht die Verpflichtung zum Schadenersatz. Der Kläger hat dabei nur nachzuweisen, dass der Schädiger anwendbare gesetzliche und/oder vertragliche Normen nicht eingehalten hat und ein Schaden tatsächlich entstanden ist. Die Einhaltung der Mindestschutzvorschriften des Datenschutzgesetzes wird - wie bereits oben gezeigt - in vielen Fällen als Handelsbrauch auch bei nicht personenbezogenen Daten obligatorisch sein.</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2" draw:style-name="dp1" draw:master-page-name="vorlage">
        <office:forms form:automatic-focus="false" form:apply-design-mode="false"/>
        <draw:custom-shape draw:style-name="gr1" draw:layer="layout" svg:width="23.147cm" svg:height="1.353cm" svg:x="1.3cm" svg:y="0.3cm">
          <text:p><text:span text:style-name="T1">Sicherheit und Web 2.0</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3.891cm" svg:x="1.3cm" svg:y="4cm">
          <text:list text:style-name="L1">
            <text:list-item>
              <text:p text:style-name="P4"><text:span text:style-name="T3"><text:s/></text:span><text:span text:style-name="T3">Appikationen werden mächtiger und komplizierter</text:span></text:p>
            </text:list-item>
            <text:list-item>
              <text:p text:style-name="P4"><text:span text:style-name="T3"><text:s/></text:span><text:span text:style-name="T3">Social Networks machen Daten überallverfügbar</text:span></text:p>
            </text:list-item>
            <text:list-item>
              <text:p text:style-name="P4"><text:span text:style-name="T3"><text:s/></text:span><text:span text:style-name="T3">Persönliche Daten meist Grundlage</text:span></text:p>
            </text:list-item>
            <text:list-item>
              <text:p text:style-name="P4"><text:span text:style-name="T3"><text:s/></text:span><text:span text:style-name="T3">Vernetzung von Applikationen</text:span></text:p>
            </text:list-item>
          </text:list>
          <text:p text:style-name="P4"><text:span text:style-name="T3"/></text:p>
          <text:p text:style-name="P4"><text:span text:style-name="T3">Datensicherheit und Datenschutz sind und bleiben ein Dauerbrenner und die Wichtigkeit wird noch weiter zunehmen.</text:span></text:p>
          <text:p text:style-name="P4"><text:span text:style-name="T3"/></text:p>
          <text:p text:style-name="P4"><text:span text:style-name="T3">Bereits heute beschäftigen sich Unternehmen mit nichts anderem als Sicherheit im IT-Umfeld.</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34300000272E7ED7292.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auto-grow-height="tru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5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style-name="Standard" style:font-family-generic="swiss" style:font-pitch="variable" fo:font-size="16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_20_1" svg:stroke-color="#ffffff" draw:fill="none" draw:fill-gradient-name="Gradient_20_7" draw:fill-hatch-name="Hatch_20_46" draw:fill-image-name="Bitmape_20_1" draw:fill-image-width="0cm" draw:fill-image-height="0cm"/>
      <style:paragraph-properties fo:margin-top="0.42cm" fo:margin-bottom="0.21cm"/>
      <style:text-properties fo:color="#ffffff" fo:font-family="Verdana" style:font-style-name="Fett" style:font-family-generic="swiss" style:font-pitch="variable" fo:font-size="28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cm" fo:padding-bottom="0cm" fo:padding-left="0cm" fo:padding-right="0cm" draw:shadow="hidden" draw:shadow-offset-x="0.3cm" draw:shadow-offset-y="0.3cm" draw:shadow-color="#808080">
        <text:list-style style:name="Standard-backgroundobjects">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fo:padding-top="0cm" fo:padding-bottom="0cm" fo:padding-left="0cm" fo:padding-right="0cm">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fo:padding-top="0cm" fo:padding-bottom="0cm" fo:padding-left="0cm" fo:padding-right="0cm">
        <text:list-style style:name="Standard-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ymbol" style:font-family-generic="roman" style:font-pitch="variable" style:font-charset="x-symbol"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5.397cm" text:min-label-width="0.6cm"/>
            <style:text-properties fo:font-family="StarSymbol" style:font-pitch="variable" fo:color="#000000" fo:font-size="45%"/>
          </text:list-level-style-bullet>
          <text:list-level-style-bullet text:level="10" text:bullet-char="●">
            <style:list-level-properties text:space-before="5.397cm" text:min-label-width="0.6cm"/>
            <style:text-properties fo:font-family="StarSymbol" style:font-pitch="variable" fo:color="#000000" fo:font-size="45%"/>
          </text:list-level-style-bullet>
        </text:list-style>
      </style:graphic-properties>
      <style:paragraph-properties fo:margin-left="0cm" fo:margin-right="0cm" fo:margin-top="0cm" fo:margin-bottom="0.502cm" fo:line-height="93%" fo:text-align="start" fo:text-indent="0cm" style:punctuation-wrap="simple" style:line-break="strict" style:writing-mode="lr-tb" style:font-independent-line-spacing="true">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01cm" fo:line-height="93%" fo:text-align="start" fo:text-indent="0cm" style:punctuation-wrap="simple" style:line-break="strict" style:writing-mode="lr-tb" style:font-independent-line-spacing="true">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cm" fo:margin-bottom="0.299cm" fo:line-height="93%" fo:text-align="start" fo:text-indent="0cm" style:punctuation-wrap="simple" style:line-break="strict" style:writing-mode="lr-tb" style:font-independent-line-spacing="true">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cm" fo:margin-bottom="0.202cm" fo:line-height="93%" fo:text-align="start" fo:text-indent="0cm" style:punctuation-wrap="simple" style:line-break="strict" style:writing-mode="lr-tb" style:font-independent-line-spacing="true">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style:text-properties fo:font-family="StarSymbol" style:font-pitch="variable" fo:color="#000000" fo:font-size="45%"/>
          </text:list-level-style-bullet>
          <text:list-level-style-bullet text:level="3" text:bullet-char="●">
            <style:list-level-properties text:space-before="1.199cm"/>
            <style:text-properties fo:font-family="StarSymbol" style:font-pitch="variable" fo:color="#000000" fo:font-size="45%"/>
          </text:list-level-style-bullet>
          <text:list-level-style-bullet text:level="4" text:bullet-char="●">
            <style:list-level-properties text:space-before="1.799cm"/>
            <style:text-properties fo:font-family="StarSymbol" style:font-pitch="variable" fo:color="#000000" fo:font-size="45%"/>
          </text:list-level-style-bullet>
          <text:list-level-style-bullet text:level="5" text:bullet-char="●">
            <style:list-level-properties text:space-before="2.394cm"/>
            <style:text-properties fo:font-family="StarSymbol" style:font-pitch="variable" fo:color="#000000" fo:font-size="45%"/>
          </text:list-level-style-bullet>
          <text:list-level-style-bullet text:level="6" text:bullet-char="●">
            <style:list-level-properties text:space-before="2.394cm"/>
            <style:text-properties fo:font-family="StarSymbol" style:font-pitch="variable" fo:color="#000000" fo:font-size="45%"/>
          </text:list-level-style-bullet>
          <text:list-level-style-bullet text:level="7" text:bullet-char="●">
            <style:list-level-properties text:space-before="2.394cm"/>
            <style:text-properties fo:font-family="StarSymbol" style:font-pitch="variable" fo:color="#000000" fo:font-size="45%"/>
          </text:list-level-style-bullet>
          <text:list-level-style-bullet text:level="8" text:bullet-char="●">
            <style:list-level-properties text:space-before="2.394cm"/>
            <style:text-properties fo:font-family="StarSymbol" style:font-pitch="variable" fo:color="#000000" fo:font-size="45%"/>
          </text:list-level-style-bullet>
          <text:list-level-style-bullet text:level="9" text:bullet-char="●">
            <style:list-level-properties text:space-before="2.394cm"/>
            <style:text-properties fo:font-family="StarSymbol" style:font-pitch="variable" fo:color="#000000" fo:font-size="45%"/>
          </text:list-level-style-bullet>
          <text:list-level-style-bullet text:level="10" text:bullet-char="●">
            <style:list-level-properties text:space-before="2.394cm"/>
            <style:text-properties fo:font-family="StarSymbol" style:font-pitch="variable" fo:color="#000000"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fo:padding-top="0cm" fo:padding-bottom="0cm" fo:padding-left="0cm" fo:padding-right="0cm">
        <text:list-style style:name="Standard-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fo:padding-top="0.14cm" fo:padding-bottom="0.14cm" fo:padding-left="0.28cm" fo:padding-right="0.28cm"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fo:padding-top="0.14cm" fo:padding-bottom="0.14cm" fo:padding-left="0.28cm" fo:padding-right="0.28cm">
        <text:list-style style:name="Titel1-outline1">
          <text:list-level-style-bullet text:level="1" text:bullet-char="">
            <style:list-level-properties text:min-label-width="1.049cm"/>
            <style:text-properties fo:font-family="Wingdings" style:font-pitch="variable" style:font-charset="x-symbol" fo:color="#194d4b" fo:font-size="100%"/>
          </text:list-level-style-bullet>
          <text:list-level-style-bullet text:level="2" text:bullet-char="">
            <style:list-level-properties text:space-before="1.397cm" text:min-label-width="0.878cm"/>
            <style:text-properties fo:font-family="Wingdings" style:font-pitch="variable" style:font-charset="x-symbol" fo:color="#194d4b" fo:font-size="100%"/>
          </text:list-level-style-bullet>
          <text:list-level-style-bullet text:level="3" text:bullet-char="•">
            <style:list-level-properties text:space-before="2.8cm" text:min-label-width="0.701cm"/>
            <style:text-properties fo:font-family="Arial" style:font-family-generic="swiss" style:font-pitch="variable" fo:color="#000000" fo:font-size="100%"/>
          </text:list-level-style-bullet>
          <text:list-level-style-bullet text:level="4" text:bullet-char="–">
            <style:list-level-properties text:space-before="4.198cm" text:min-label-width="0.701cm"/>
            <style:text-properties fo:font-family="Arial" style:font-family-generic="swiss" style:font-pitch="variable" fo:color="#000000" fo:font-size="100%"/>
          </text:list-level-style-bullet>
          <text:list-level-style-bullet text:level="5" text:bullet-char="»">
            <style:list-level-properties text:space-before="5.6cm" text:min-label-width="0.701cm"/>
            <style:text-properties fo:font-family="Arial" style:font-family-generic="swiss" style:font-pitch="variable" fo:color="#000000" fo:font-size="100%"/>
          </text:list-level-style-bullet>
          <text:list-level-style-bullet text:level="6" text:bullet-char="»">
            <style:list-level-properties text:space-before="5.6cm" text:min-label-width="0.701cm"/>
            <style:text-properties fo:font-family="Arial" style:font-family-generic="swiss" style:font-pitch="variable" fo:color="#000000" fo:font-size="100%"/>
          </text:list-level-style-bullet>
          <text:list-level-style-bullet text:level="7" text:bullet-char="»">
            <style:list-level-properties text:space-before="5.6cm" text:min-label-width="0.701cm"/>
            <style:text-properties fo:font-family="Arial" style:font-family-generic="swiss" style:font-pitch="variable" fo:color="#000000" fo:font-size="100%"/>
          </text:list-level-style-bullet>
          <text:list-level-style-bullet text:level="8" text:bullet-char="»">
            <style:list-level-properties text:space-before="5.6cm" text:min-label-width="0.701cm"/>
            <style:text-properties fo:font-family="Arial" style:font-family-generic="swiss" style:font-pitch="variable" fo:color="#000000" fo:font-size="100%"/>
          </text:list-level-style-bullet>
          <text:list-level-style-bullet text:level="9" text:bullet-char="»">
            <style:list-level-properties text:space-before="5.6cm" text:min-label-width="0.701cm"/>
            <style:text-properties fo:font-family="Arial" style:font-family-generic="swiss" style:font-pitch="variable" fo:color="#000000" fo:font-size="100%"/>
          </text:list-level-style-bullet>
          <text:list-level-style-bullet text:level="10" text:bullet-char="»">
            <style:list-level-properties text:space-before="5.6cm" text:min-label-width="0.701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1.75cm"/>
          <style:tab-stop style:position="4.55cm"/>
          <style:tab-stop style:position="7.351cm"/>
          <style:tab-stop style:position="10.151cm"/>
          <style:tab-stop style:position="12.951cm"/>
          <style:tab-stop style:position="15.751cm"/>
          <style:tab-stop style:position="18.551cm"/>
          <style:tab-stop style:position="21.351cm"/>
          <style:tab-stop style:position="24.152cm"/>
          <style:tab-stop style:position="26.952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524cm"/>
          <style:tab-stop style:position="3.324cm"/>
          <style:tab-stop style:position="6.125cm"/>
          <style:tab-stop style:position="8.925cm"/>
          <style:tab-stop style:position="11.725cm"/>
          <style:tab-stop style:position="14.525cm"/>
          <style:tab-stop style:position="17.325cm"/>
          <style:tab-stop style:position="20.125cm"/>
          <style:tab-stop style:position="22.926cm"/>
          <style:tab-stop style:position="25.726cm"/>
        </style:tab-stops>
      </style:paragraph-properties>
      <style:text-properties fo:color="#000000" style:text-line-through-style="none" style:text-position="0% 100%" fo:font-family="Arial" style:font-pitch="variable" fo:font-size="31pt" fo:font-style="normal" fo:text-shadow="none" style:text-underline-style="none" fo:font-weight="normal" style:font-size-asian="31pt" style:font-style-asian="normal" style:font-weight-asian="normal" style:font-size-complex="31pt" style:font-style-complex="normal" style:font-weight-complex="normal" style:font-relief="none"/>
    </style:style>
    <style:style style:name="Titel1-outline3" style:family="presentation" style:parent-style-name="Titel1-outline2">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 style:position="24.5cm"/>
        </style:tab-stops>
      </style:paragraph-properties>
      <style:text-properties fo:color="#000000" style:text-line-through-style="none" style:text-position="0% 100%"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el1-outline4" style:family="presentation" style:parent-style-name="Titel1-outline3">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701cm"/>
          <style:tab-stop style:position="3.501cm"/>
          <style:tab-stop style:position="6.301cm"/>
          <style:tab-stop style:position="9.101cm"/>
          <style:tab-stop style:position="11.901cm"/>
          <style:tab-stop style:position="14.702cm"/>
          <style:tab-stop style:position="17.502cm"/>
          <style:tab-stop style:position="20.302cm"/>
          <style:tab-stop style:position="23.102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5" style:family="presentation" style:parent-style-name="Titel1-outline4">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6" style:family="presentation" style:parent-style-name="Titel1-outline5">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7" style:family="presentation" style:parent-style-name="Titel1-outline6">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8" style:family="presentation" style:parent-style-name="Titel1-outline7">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9" style:family="presentation" style:parent-style-name="Titel1-outline8">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Wingdings" style:font-pitch="variable" style:font-charset="x-symbol" fo:color="#194d4b" fo:font-size="100%"/>
          </text:list-level-style-bullet>
          <text:list-level-style-bullet text:level="2" text:bullet-char="">
            <style:list-level-properties text:space-before="1.397cm"/>
            <style:text-properties fo:font-family="Wingdings" style:font-pitch="variable" style:font-charset="x-symbol" fo:color="#194d4b" fo:font-size="100%"/>
          </text:list-level-style-bullet>
          <text:list-level-style-bullet text:level="3" text:bullet-char="•">
            <style:list-level-properties text:space-before="2.8cm"/>
            <style:text-properties fo:font-family="Arial" style:font-family-generic="swiss" style:font-pitch="variable" fo:color="#000000" fo:font-size="100%"/>
          </text:list-level-style-bullet>
          <text:list-level-style-bullet text:level="4" text:bullet-char="–">
            <style:list-level-properties text:space-before="4.198cm"/>
            <style:text-properties fo:font-family="Arial" style:font-family-generic="swiss" style:font-pitch="variable" fo:color="#000000" fo:font-size="100%"/>
          </text:list-level-style-bullet>
          <text:list-level-style-bullet text:level="5" text:bullet-char="»">
            <style:list-level-properties text:space-before="5.6cm"/>
            <style:text-properties fo:font-family="Arial" style:font-family-generic="swiss" style:font-pitch="variable" fo:color="#000000" fo:font-size="100%"/>
          </text:list-level-style-bullet>
          <text:list-level-style-bullet text:level="6" text:bullet-char="»">
            <style:list-level-properties text:space-before="5.6cm"/>
            <style:text-properties fo:font-family="Arial" style:font-family-generic="swiss" style:font-pitch="variable" fo:color="#000000" fo:font-size="100%"/>
          </text:list-level-style-bullet>
          <text:list-level-style-bullet text:level="7" text:bullet-char="»">
            <style:list-level-properties text:space-before="5.6cm"/>
            <style:text-properties fo:font-family="Arial" style:font-family-generic="swiss" style:font-pitch="variable" fo:color="#000000" fo:font-size="100%"/>
          </text:list-level-style-bullet>
          <text:list-level-style-bullet text:level="8" text:bullet-char="»">
            <style:list-level-properties text:space-before="5.6cm"/>
            <style:text-properties fo:font-family="Arial" style:font-family-generic="swiss" style:font-pitch="variable" fo:color="#000000" fo:font-size="100%"/>
          </text:list-level-style-bullet>
          <text:list-level-style-bullet text:level="9" text:bullet-char="»">
            <style:list-level-properties text:space-before="5.6cm"/>
            <style:text-properties fo:font-family="Arial" style:font-family-generic="swiss" style:font-pitch="variable" fo:color="#000000" fo:font-size="100%"/>
          </text:list-level-style-bullet>
          <text:list-level-style-bullet text:level="10" text:bullet-char="»">
            <style:list-level-properties text:space-before="5.6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center"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vertical-align="middle" fo:padding-top="0.14cm" fo:padding-bottom="0.14cm" fo:padding-left="0.28cm" fo:padding-right="0.28cm">
        <text:list-style style:name="Titel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bold" style:letter-kerning="true" style:font-family-asian="'Lucida Sans Unicode'" style:font-family-generic-asian="system" style:font-pitch-asian="variable" style:font-size-asian="35pt" style:font-style-asian="normal" style:font-weight-asian="bold" style:font-family-complex="Tahoma" style:font-family-generic-complex="system" style:font-pitch-complex="variable" style:font-size-complex="35pt" style:font-style-complex="normal" style:font-weight-complex="bold" style:text-emphasize="none" style:font-relief="none" style:text-overline-style="none" style:text-overline-color="font-color"/>
    </style:style>
    <style:style style:name="vorlage-background" style:family="presentation">
      <style:graphic-properties draw:stroke="none" draw:fill="bitmap" draw:fill-image-name="background" style:repeat="stretch"/>
      <style:text-properties style:letter-kerning="true"/>
    </style:style>
    <style:style style:name="vorlage-backgroundobjects" style:family="presentation">
      <style:graphic-properties draw:shadow="hidden" draw:shadow-offset-x="0.3cm" draw:shadow-offset-y="0.3cm" draw:shadow-color="#808080"/>
      <style:text-properties style:letter-kerning="true"/>
    </style:style>
    <style:style style:name="vorl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orlage-outline1" style:family="presentation">
      <style:graphic-properties draw:stroke="none" draw:fill="none">
        <text:list-style style:name="vorl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62cm" fo:text-indent="0cm"/>
      <style:text-properties style:use-window-font-color="true" style:text-outline="false" style:text-line-through-style="none" fo:font-family="Verdana"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22pt" style:font-style-asian="normal" style:font-weight-asian="norm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vorlage-outline2" style:family="presentation" style:parent-style-name="vorlage-outline1">
      <style:paragraph-properties fo:margin-left="0cm" fo:margin-right="0cm" fo:margin-top="0cm" fo:margin-bottom="0.399cm" fo:text-indent="0cm"/>
      <style:text-properties fo:font-family="Verdana" style:font-family-generic="swiss" style:font-pitch="variable" fo:font-size="22pt" style:font-size-asian="22pt" style:font-size-complex="22pt"/>
    </style:style>
    <style:style style:name="vorlage-outline3" style:family="presentation" style:parent-style-name="vorlage-outline2">
      <style:paragraph-properties fo:margin-left="0cm" fo:margin-right="0cm" fo:margin-top="0cm" fo:margin-bottom="0.3cm" fo:text-indent="0cm"/>
      <style:text-properties fo:font-family="Verdana" style:font-family-generic="swiss" style:font-pitch="variable" fo:font-size="22pt" style:font-size-asian="22pt" style:font-size-complex="22pt"/>
    </style:style>
    <style:style style:name="vorlage-outline4" style:family="presentation" style:parent-style-name="vorlage-outline3">
      <style:paragraph-properties fo:margin-left="0cm" fo:margin-right="0cm" fo:margin-top="0cm" fo:margin-bottom="0.199cm" fo:text-indent="0cm"/>
      <style:text-properties fo:font-family="Verdana" style:font-family-generic="swiss" style:font-pitch="variable" fo:font-size="22pt" style:font-size-asian="22pt" style:font-size-complex="22pt"/>
    </style:style>
    <style:style style:name="vorlage-outline5" style:family="presentation" style:parent-style-name="vorlage-outline4">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6" style:family="presentation" style:parent-style-name="vorlage-outline5">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7" style:family="presentation" style:parent-style-name="vorlage-outline6">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8" style:family="presentation" style:parent-style-name="vorlage-outline7">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9" style:family="presentation" style:parent-style-name="vorlage-outline8">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subtitle" style:family="presentation">
      <style:graphic-properties draw:stroke="none" draw:fill="none" draw:textarea-vertical-align="middle">
        <text:list-style style:name="vorl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title" style:family="presentation">
      <style:graphic-properties draw:stroke="none" draw:fill="none" draw:fill-image-width="0cm" draw:fill-image-height="0cm" draw:textarea-horizontal-align="left" draw:textarea-vertical-align="top">
        <text:list-style style:name="vorl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Verdana" style:font-family-generic="swiss" style:font-pitch="variable" fo:font-size="28pt" fo:font-style="normal" fo:text-shadow="none" style:text-underline-style="none" fo:font-weight="bold" style:letter-kerning="true" style:font-family-asian="'Microsoft YaHei'" style:font-family-generic-asian="system" style:font-pitch-asian="variable" style:font-size-asian="28pt" style:font-style-asian="normal" style:font-weight-asian="bold"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194d4b"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Standard-backgroundobjects">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wrap" draw:shadow="hidden" draw:shadow-color="#808080"/>
    </style:style>
    <style:style style:name="Mpr2"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3"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4" style:family="presentation" style:parent-style-name="vorlage-backgroundobjects">
      <style:graphic-properties draw:stroke="none" draw:fill-color="#c0c0c0" draw:textarea-horizontal-align="center" draw:textarea-vertical-align="middle"/>
    </style:style>
    <style:style style:name="Mpr5" style:family="presentation" style:parent-style-name="vorlage-backgroundobjects">
      <style:graphic-properties draw:stroke="none" draw:fill="none" draw:fill-color="#ffffff" draw:auto-grow-height="false" fo:min-height="1.485cm"/>
    </style:style>
    <style:style style:name="Mpr6" style:family="presentation" style:parent-style-name="vorl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95%" fo:text-indent="0cm" style:writing-mode="lr-tb"/>
    </style:style>
    <style:style style:name="MP4" style:family="paragraph">
      <style:paragraph-properties fo:margin-left="0cm" fo:margin-right="0cm" fo:line-height="95%" fo:text-indent="0cm" style:writing-mode="lr-tb" style:font-independent-line-spacing="true"/>
    </style:style>
    <style:style style:name="MP5" style:family="paragraph">
      <style:paragraph-properties fo:margin-left="0cm" fo:margin-right="0cm" fo:line-height="95%" fo:text-align="center" fo:text-indent="0cm" style:writing-mode="lr-tb"/>
    </style:style>
    <style:style style:name="MP6" style:family="paragraph">
      <style:paragraph-properties fo:margin-left="0cm" fo:margin-right="0cm" fo:line-height="95%" fo:text-align="center" fo:text-indent="0cm" style:writing-mode="lr-tb" style:font-independent-line-spacing="true"/>
    </style:style>
    <style:style style:name="MP7" style:family="paragraph">
      <style:paragraph-properties fo:margin-left="0cm" fo:margin-right="0cm" fo:line-height="95%" fo:text-align="end" fo:text-indent="0cm" style:writing-mode="lr-tb"/>
    </style:style>
    <style:style style:name="MP8" style:family="paragraph">
      <style:paragraph-properties fo:margin-left="0cm" fo:margin-right="0cm" fo:line-height="95%" fo:text-align="end" fo:text-indent="0cm" style:writing-mode="lr-tb" style:font-independent-line-spacing="true"/>
    </style:style>
    <style:style style:name="MP9" style:family="paragraph">
      <style:paragraph-properties fo:text-align="center"/>
    </style:style>
    <style:style style:name="MP10" style:family="paragraph">
      <style:paragraph-properties fo:margin-left="0cm" fo:margin-right="0cm" fo:line-height="100%" fo:text-align="end" fo:text-indent="0cm" style:punctuation-wrap="hanging" style:writing-mode="lr-tb"/>
    </style:style>
    <style:style style:name="MP11" style:family="paragraph">
      <style:paragraph-properties fo:margin-left="0cm" fo:margin-right="0cm" fo:line-height="100%" fo:text-align="end" fo:text-indent="0cm" style:punctuation-wrap="hanging" style:writing-mode="lr-tb" style:font-independent-line-spacing="true"/>
    </style:style>
    <style:style style:name="MP12" style:family="paragraph">
      <style:paragraph-properties fo:margin-left="0cm" fo:margin-right="0cm" fo:line-height="100%" fo:text-align="center" fo:text-indent="0cm" style:punctuation-wrap="hanging" style:writing-mode="lr-tb"/>
    </style:style>
    <style:style style:name="MP13" style:family="paragraph">
      <style:paragraph-properties fo:margin-left="0cm" fo:margin-right="0cm" fo:line-height="100%" fo:text-align="center" fo:text-indent="0cm" style:punctuation-wrap="hanging" style:writing-mode="lr-tb" style:font-independent-line-spacing="true"/>
    </style:style>
    <style:style style:name="MP14" style:family="paragraph">
      <style:paragraph-properties style:writing-mode="lr-tb" style:font-independent-line-spacing="true"/>
    </style:style>
    <style:style style:name="MP15" style:family="paragraph">
      <style:paragraph-properties fo:text-align="end"/>
    </style:style>
    <style:style style:name="MP16" style:family="paragraph">
      <style:paragraph-properties fo:text-align="end"/>
      <style:text-properties fo:font-family="Verdana" style:font-family-generic="swiss" style:font-pitch="variable" fo:font-size="12pt" style:font-size-asian="12pt" style:font-size-complex="12pt"/>
    </style:style>
    <style:style style:name="MP17" style:family="paragraph">
      <style:paragraph-properties fo:text-align="start"/>
    </style:style>
    <style:style style:name="MP18" style:family="paragraph">
      <style:paragraph-properties fo:text-align="start"/>
      <style:text-properties fo:color="#ffffff" fo:font-family="Verdana" style:font-family-generic="swiss"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4pt" style:font-family-asian="'Lucida Sans Unicode'" style:font-family-generic-asian="swiss" style:font-pitch-asian="variable" style:font-size-asian="14pt" style:font-family-complex="'Lucida Sans Unicode'" style:font-family-generic-complex="swiss" style:font-pitch-complex="variable" style:font-size-complex="14pt"/>
    </style:style>
    <style:style style:name="MT3" style:family="text">
      <style:text-properties fo:color="#000000" fo:font-size="11pt" fo:language="de" fo:country="DE" style:font-size-asian="11pt" style:font-size-complex="11pt"/>
    </style:style>
    <style:style style:name="MT4" style:family="text">
      <style:text-properties fo:color="#ffffff" fo:font-family="Verdana" style:font-family-generic="swiss" style:font-pitch="variable" fo:font-size="12pt" style:font-size-asian="12pt" style:font-size-complex="12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2">
      <text:list-level-style-bullet text:level="1" text:bullet-char="•">
        <style:list-level-properties/>
        <style:text-properties fo:font-family="Arial" style:font-family-generic="swiss"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3cm" svg:height="3.502cm" svg:x="1.401cm" svg:y="0.837cm" presentation:class="title" presentation:placeholder="true">
        <draw:text-box/>
      </draw:frame>
      <draw:frame presentation:style-name="Standard-outline1" draw:layer="backgroundobjects" svg:width="25.193cm" svg:height="13.857cm" svg:x="1.401cm" svg:y="4.912cm" presentation:class="outline" presentation:placeholder="true">
        <draw:text-box/>
      </draw:frame>
      <draw:frame presentation:style-name="Mpr1" draw:text-style-name="MP4" draw:layer="backgroundobjects" svg:width="6.513cm" svg:height="1.448cm" svg:x="1.401cm" svg:y="19.128cm" presentation:class="date-time">
        <draw:text-box>
          <text:p text:style-name="MP3"><text:span text:style-name="MT2"><presentation:date-time/></text:span></text:p>
        </draw:text-box>
      </draw:frame>
      <draw:frame presentation:style-name="Mpr1" draw:text-style-name="MP6" draw:layer="backgroundobjects" svg:width="8.872cm" svg:height="1.448cm" svg:x="9.578cm" svg:y="19.128cm" presentation:class="footer">
        <draw:text-box>
          <text:p text:style-name="MP5"><text:span text:style-name="MT2"><presentation:footer/></text:span></text:p>
        </draw:text-box>
      </draw:frame>
      <draw:frame presentation:style-name="Mpr1" draw:text-style-name="MP8" draw:layer="backgroundobjects" svg:width="6.518cm" svg:height="1.448cm" svg:x="20.077cm" svg:y="19.128cm" presentation:class="page-number">
        <draw:text-box>
          <text:p text:style-name="MP7"><text:span text:style-name="MT2"><text:page-number>&lt;Nummer&gt;</text:page-number></text:span></text:p>
        </draw:text-box>
      </draw:frame>
      <presentation:notes style:page-layout-name="PM0">
        <draw:rect draw:style-name="Mgr3" draw:text-style-name="MP9" draw:layer="backgroundobjects" svg:width="21cm" svg:height="29.7cm" svg:x="0cm" svg:y="0cm">
          <text:p/>
        </draw:rect>
        <draw:page-thumbnail presentation:style-name="Standard-title" draw:layer="backgroundobjects" svg:width="13.701cm" svg:height="10.276cm" svg:x="3.641cm" svg:y="2.852cm" presentation:class="page"/>
        <draw:frame presentation:style-name="Standard-notes" draw:layer="backgroundobjects" svg:width="14.504cm" svg:height="11.409cm" svg:x="3.25cm" svg:y="14.129cm" presentation:class="notes" presentation:placeholder="true">
          <draw:text-box/>
        </draw:frame>
      </presentation:notes>
    </style:master-page>
    <style:master-page style:name="Titel1" style:page-layout-name="PM1" draw:style-name="Mdp1">
      <office:forms form:automatic-focus="false" form:apply-design-mode="false"/>
      <draw:frame presentation:style-name="Titel1-title" draw:layer="backgroundobjects" svg:width="25.202cm" svg:height="3.498cm" svg:x="1.402cm" svg:y="0.841cm" presentation:class="title" presentation:placeholder="true">
        <draw:text-box/>
      </draw:frame>
      <draw:frame presentation:style-name="Titel1-outline1" draw:layer="backgroundobjects" svg:width="25.202cm" svg:height="13.861cm" svg:x="1.402cm" svg:y="4.899cm" presentation:class="outline" presentation:placeholder="true">
        <draw:text-box/>
      </draw:frame>
      <draw:frame presentation:style-name="Mpr2" draw:text-style-name="MP11" draw:layer="backgroundobjects" svg:width="8.868cm" svg:height="1.077cm" svg:x="17.701cm" svg:y="19.125cm" presentation:class="footer">
        <draw:text-box>
          <text:p text:style-name="MP10"><text:span text:style-name="MT3"><presentation:footer/></text:span></text:p>
        </draw:text-box>
      </draw:frame>
      <draw:frame presentation:style-name="Mpr3" draw:text-style-name="MP13" draw:layer="backgroundobjects" svg:width="6.535cm" svg:height="1.077cm" svg:x="9.89cm" svg:y="19.125cm" presentation:class="page-number">
        <draw:text-box>
          <text:p text:style-name="MP12"><text:span text:style-name="MT3">- </text:span><text:span text:style-name="MT3"><text:page-number>&lt;Nummer&gt;</text:page-number></text:span><text:span text:style-name="MT3"> -</text:span></text:p>
        </draw:text-box>
      </draw:frame>
      <draw:custom-shape draw:style-name="Mgr4" draw:text-style-name="MP14" draw:layer="backgroundobjects" svg:width="0.767cm" svg:height="10.5cm" svg:x="0cm" svg:y="0cm">
        <text:p/>
        <draw:enhanced-geometry svg:viewBox="0 0 21600 21600" draw:type="rectangle" draw:enhanced-path="M 0 0 L 21600 0 21600 21600 0 21600 0 0 Z N"/>
      </draw:custom-shape>
      <draw:custom-shape draw:style-name="Mgr4" draw:text-style-name="MP14" draw:layer="backgroundobjects" svg:width="0.767cm" svg:height="10.5cm" draw:transform="rotate (1.5707963267946) translate (0.551cm 0.766cm)">
        <text:p/>
        <draw:enhanced-geometry svg:viewBox="0 0 21600 21600" draw:type="rectangle" draw:enhanced-path="M 0 0 L 21600 0 21600 21600 0 21600 0 0 Z N"/>
      </draw:custom-shape>
      <draw:custom-shape draw:style-name="Mgr4" draw:text-style-name="MP14" draw:layer="backgroundobjects" svg:width="0.767cm" svg:height="10.5cm" draw:transform="rotate (-1.57079632679579) translate (27.451cm 20.232cm)">
        <text:p/>
        <draw:enhanced-geometry svg:viewBox="0 0 21600 21600" draw:type="rectangle" draw:enhanced-path="M 0 0 L 21600 0 21600 21600 0 21600 0 0 Z N"/>
      </draw:custom-shape>
      <draw:custom-shape draw:style-name="Mgr4" draw:text-style-name="MP14" draw:layer="backgroundobjects" svg:width="0.768cm" svg:height="10.499cm" svg:x="27.234cm" svg:y="10.5cm">
        <text:p/>
        <draw:enhanced-geometry svg:viewBox="0 0 21600 21600" draw:type="rectangle" draw:enhanced-path="M 0 0 L 21600 0 21600 21600 0 21600 0 0 Z N"/>
      </draw:custom-shape>
      <presentation:notes style:page-layout-name="PM0">
        <draw:rect draw:style-name="Mgr3" draw:text-style-name="MP9" draw:layer="backgroundobjects" svg:width="21cm" svg:height="29.7cm" svg:x="0cm" svg:y="0cm">
          <text:p/>
        </draw:rect>
        <draw:page-thumbnail presentation:style-name="Titel1-title" draw:layer="backgroundobjects" svg:width="13.701cm" svg:height="10.276cm" svg:x="3.641cm" svg:y="2.852cm" presentation:class="page"/>
        <draw:frame presentation:style-name="Titel1-notes" draw:layer="backgroundobjects" svg:width="14.504cm" svg:height="11.409cm" svg:x="3.25cm" svg:y="14.129cm" presentation:class="notes" presentation:placeholder="true">
          <draw:text-box/>
        </draw:frame>
      </presentation:notes>
    </style:master-page>
    <style:master-page style:name="vorlage" style:page-layout-name="PM1" draw:style-name="Mdp2">
      <office:forms form:automatic-focus="false" form:apply-design-mode="false"/>
      <draw:frame presentation:style-name="vorlage-outline1" draw:layer="backgroundobjects" svg:width="25.199cm" svg:height="15.5cm" svg:x="1.4cm" svg:y="4cm" presentation:class="outline" presentation:placeholder="true">
        <draw:text-box/>
      </draw:frame>
      <draw:rect presentation:style-name="Mpr4" draw:text-style-name="MP9" draw:layer="backgroundobjects" svg:width="28cm" svg:height="1cm" svg:x="0cm" svg:y="20cm">
        <text:p/>
      </draw:rect>
      <draw:frame draw:style-name="Mgr5" draw:text-style-name="MP16" draw:layer="backgroundobjects" svg:width="4.5cm" svg:height="0.727cm" svg:x="22.5cm" svg:y="20.137cm">
        <draw:text-box>
          <text:p text:style-name="MP15"><text:span text:style-name="MT4"><text:page-number>&lt;Nummer&gt;</text:page-number></text:span></text:p>
        </draw:text-box>
      </draw:frame>
      <draw:rect presentation:style-name="Mpr4" draw:text-style-name="MP9" draw:layer="backgroundobjects" svg:width="28cm" svg:height="3cm" svg:x="0cm" svg:y="0cm">
        <text:p/>
      </draw:rect>
      <draw:frame presentation:style-name="vorlage-title" draw:layer="backgroundobjects" svg:width="25.199cm" svg:height="2.7cm" svg:x="1.301cm" svg:y="0.3cm" presentation:class="title" presentation:placeholder="true">
        <draw:text-box/>
      </draw:frame>
      <draw:frame draw:style-name="Mgr5" draw:text-style-name="MP18" draw:layer="backgroundobjects" svg:width="9cm" svg:height="0.722cm" svg:x="1.5cm" svg:y="20.138cm">
        <draw:text-box>
          <text:p text:style-name="MP17"><text:span text:style-name="MT4">Bjoern Zapadlo – Datensicherheit</text:span></text:p>
        </draw:text-box>
      </draw:frame>
      <presentation:notes style:page-layout-name="PM0">
        <draw:page-thumbnail presentation:style-name="vorlage-title" draw:layer="backgroundobjects" svg:width="14.848cm" svg:height="11.136cm" svg:x="3.075cm" svg:y="2.257cm" presentation:class="page"/>
        <draw:frame presentation:style-name="vorlag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Folie 1</dc:title>
    <dc:date>2012-12-17T17:10:57.18</dc:date>
    <meta:editing-cycles>437</meta:editing-cycles>
    <meta:generator>OpenOffice.org/3.3$Win32 OpenOffice.org_project/330m20$Build-9567</meta:generator>
    <meta:editing-duration>P2DT15H16M30S</meta:editing-duration>
    <dc:creator>Bjoern Zapadlo</dc:creator>
    <meta:document-statistic meta:object-count="167"/>
  </office:meta>
</office:document-meta>
</file>